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69d67" officeooo:paragraph-rsid="00069d67"/>
    </style:style>
    <style:style style:name="P2" style:family="paragraph" style:parent-style-name="Standard">
      <style:text-properties officeooo:rsid="00071a5c" officeooo:paragraph-rsid="00071a5c"/>
    </style:style>
    <style:style style:name="P3" style:family="paragraph" style:parent-style-name="Standard">
      <style:text-properties officeooo:rsid="0007ce0f" officeooo:paragraph-rsid="0007ce0f"/>
    </style:style>
    <style:style style:name="P4" style:family="paragraph" style:parent-style-name="Standard">
      <style:text-properties officeooo:rsid="00084838" officeooo:paragraph-rsid="00084838"/>
    </style:style>
    <style:style style:name="P5" style:family="paragraph" style:parent-style-name="Standard">
      <style:text-properties officeooo:rsid="00087b9e" officeooo:paragraph-rsid="00087b9e"/>
    </style:style>
    <style:style style:name="P6" style:family="paragraph" style:parent-style-name="Standard" style:list-style-name="L1">
      <style:text-properties officeooo:rsid="00069d67" officeooo:paragraph-rsid="00069d67"/>
    </style:style>
    <style:style style:name="P7" style:family="paragraph" style:parent-style-name="Standard" style:list-style-name="L1">
      <style:text-properties style:font-name="Liberation Serif1" officeooo:rsid="00071a5c" officeooo:paragraph-rsid="00071a5c"/>
    </style:style>
    <style:style style:name="P8" style:family="paragraph" style:parent-style-name="Standard" style:list-style-name="L1">
      <style:text-properties style:font-name="Liberation Serif1" officeooo:rsid="000a84f0" officeooo:paragraph-rsid="000a84f0"/>
    </style:style>
    <style:style style:name="T1" style:family="text">
      <style:text-properties style:font-name="Liberation Serif"/>
    </style:style>
    <style:style style:name="T2" style:family="text">
      <style:text-properties style:font-name="Liberation Serif" officeooo:rsid="00071a5c"/>
    </style:style>
    <style:style style:name="T3" style:family="text">
      <style:text-properties style:font-name="Liberation Serif1" officeooo:rsid="00071a5c"/>
    </style:style>
    <style:style style:name="T4" style:family="text">
      <style:text-properties officeooo:rsid="00071a5c"/>
    </style:style>
    <style:style style:name="T5" style:family="text">
      <style:text-properties officeooo:rsid="00084838"/>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tador decimal usando el 74HC595 y un display de 7 segmentos</text:p>
      <text:p text:style-name="P2">(añadir foto del proyecto como imagen destacada)</text:p>
      <text:p text:style-name="P1"/>
      <text:p text:style-name="P1">Rompiendo un poco con la inercia de este blog de combinar dos de mis tecnologías favoritas hoy os traigo un proyecto de electrónica 100% programado con C/C++ que aunque es muy básico puede tener infinidad de utilidades.</text:p>
      <text:p text:style-name="P1"/>
      <text:p text:style-name="P1">¿En qué consiste este proyecto?</text:p>
      <text:p text:style-name="P1"/>
      <text:p text:style-name="P1">Hoy os traigo un contador controlado por dos botones uno que suma una unidad a la variable de control y lo muestra en un display de 7 segmentos y otro de los botones que resta una unidad a la variable y por ende lo muestre en el mismo display.</text:p>
      <text:p text:style-name="P1"/>
      <text:p text:style-name="P1">Lista de materiales:</text:p>
      <text:p text:style-name="P1"/>
      <text:list xml:id="list2237314877" text:style-name="L1">
        <text:list-item>
          <text:p text:style-name="P6">Una tarjeta de Arduino</text:p>
        </text:list-item>
        <text:list-item>
          <text:p text:style-name="P6">Un display de 7 segmentos <text:span text:style-name="T5">en mi caso de cátodo común</text:span></text:p>
        </text:list-item>
        <text:list-item>
          <text:p text:style-name="P6">2 pulsadores</text:p>
        </text:list-item>
        <text:list-item>
          <text:p text:style-name="P6">7 resistencias de 330<text:span text:style-name="T1">Ω</text:span></text:p>
        </text:list-item>
        <text:list-item>
          <text:p text:style-name="P6">Un condensador de <text:span text:style-name="T4">470</text:span><text:span text:style-name="T2">µ</text:span><text:span text:style-name="T3">F a 16 v</text:span></text:p>
        </text:list-item>
        <text:list-item>
          <text:p text:style-name="P7">El integrado 74HC595</text:p>
          <text:p text:style-name="P8">(añadir foto de los materiales)</text:p>
        </text:list-item>
      </text:list>
      <text:p text:style-name="P2"/>
      <text:p text:style-name="P2">Nota* el condensador puede tener una capacidad mayor a la recomendada en este blog lo que es importante es que el voltaje no sea menor de 16v</text:p>
      <text:p text:style-name="P4">Nota2* si solo dispones de un display de 7 segmentos de ánodo común puedes ver la solución pinchando aquí (añadir otra entrada con la solución a lo largo de esta semana)</text:p>
      <text:p text:style-name="P2"/>
      <text:p text:style-name="P2">Como podemos comprobar este proyecto está construido con materiales que podemos encontrar fácilmente en cualquier kit de Arduino para principiantes por lo que cualquier persona puede llevarlo a cabo sin problemas</text:p>
      <text:p text:style-name="P2"/>
      <text:p text:style-name="P2">El esquema de conexionado es el siguiente:</text:p>
      <text:p text:style-name="P2">(añadir foto del esquema)</text:p>
      <text:p text:style-name="P2"/>
      <text:p text:style-name="P2">Nota <text:span text:style-name="T5">3</text:span>* El conexionado de los leds no ha sido al azar como veremos más adelante en esta ocasión y para que sea menos lioso he conectado las patas de salida del integrado de manera que la salida Q0 está conectado con el ánodo del LED A de mi display de 7 segmentos, la salida Q1 con el ánodo del LED B del display y así sucesivamente.</text:p>
      <text:p text:style-name="P2"/>
      <text:p text:style-name="P2"/>
      <text:p text:style-name="P2">(insertar esquemas del pinout del integrado y del display)</text:p>
      <text:p text:style-name="P2"/>
      <text:p text:style-name="P3">¿Cómo funciona nuestro programa?</text:p>
      <text:p text:style-name="P3"/>
      <text:p text:style-name="P3">Primeramente tenemos una serie de declaraciones #define donde declaramos las salidas digitales del Arduino que vamos a usar con los mismos nombres que reciben las patas de entradas de datos del integrado 74HC595.</text:p>
      <text:p text:style-name="P3"/>
      <text:p text:style-name="P3">A continuación nos encontramos otro bloque con #define donde vemos configuramos las combinaciones de los led que forman el número decimal en el display 7 segmentos siguiendo este esquema.</text:p>
      <text:p text:style-name="P3"><text:soft-page-break/>(añadir foto del post-it rosa)</text:p>
      <text:p text:style-name="P3"/>
      <text:p text:style-name="P3">Seguimos con otro bloque de declaraciones #define donde vamos a darle a cada LED un peso en bits que nos servirá de gran utilidad en el void loop de nuestro programado</text:p>
      <text:p text:style-name="P3"/>
      <text:p text:style-name="P3">Por último declaramos las variables que usaremos en nuestro programa.</text:p>
      <text:p text:style-name="P3"/>
      <text:p text:style-name="P3">En el void setup simplemente inicializamos cada una de las entradas y salidas y configuramos una salida por defecto, en el que se nos muestre el número 0 justo al cargar nuestro programa.</text:p>
      <text:p text:style-name="P3"/>
      <text:p text:style-name="P3">Pasamos a la función definida escribirNumeros donde dependiendo del valor que se tenga la variable de control <text:s/><text:span text:style-name="T5">i se nos ejecutará una u otra parte del código que cargará los datos al integrado y los mostrará a través del display de 7 segmentos.</text:span></text:p>
      <text:p text:style-name="P3"/>
      <text:p text:style-name="P4">Por último pasamos al loop de este programa donde nos encontramos con la if, dependiendo de que pin digital se haya activado sumaremos o restaremos una unidad a nuestra variable de control i, si el valor de la variable de control es mayor que nueve o menor que cero el display mostrará una E indicando un error.</text:p>
      <text:p text:style-name="P4"/>
      <text:p text:style-name="P4">Una de mis características favoritas de este programa es que una vez llegado a ese mensaje de error no importa cuantas veces más sigamos pulsando el mismo botón ya que obtendremos el mismo resultado, pero tan solo con cambiar de pulsador y accionarlo una sola vez volveremos al correcto funcinamiento del programa.</text:p>
      <text:p text:style-name="P4"/>
      <text:p text:style-name="P4">(ir añadiendo parte por parte del codigo entre los párrafos)</text:p>
      <text:p text:style-name="P4"/>
      <text:p text:style-name="P4"/>
      <text:p text:style-name="P5">Código completo:</text:p>
      <text:p text:style-name="P5"/>
      <text:p text:style-name="P5">El código que escribiremos en nuestro IDE será el siguiente:</text:p>
      <text:p text:style-name="P5"/>
      <text:p text:style-name="P5"/>
      <text:p text:style-name="P5">Vídeo de funcionamiento:</text:p>
      <text:p text:style-name="P5"/>
      <text:p text:style-name="P5">Si todo a ido bien el funcionamiento debe ser algo así</text:p>
      <text:p text:style-name="P5"/>
      <text:p text:style-name="P5">(añadir video de youtube )</text:p>
      <text:p text:style-name="P5"/>
      <text:p text:style-name="P5">Posibles mejoras del proyecto:</text:p>
      <text:p text:style-name="P5"/>
      <text:p text:style-name="P5">Como todo siempre puede perfeccionarse mucho más como por ejemplo creando una librería que evite todas las líneas de código de declaraciones #define así como que la librería tenga solucion tanto para displays da ánodo y cátodo, te invito a que permanezcas atento a las siguientes entradas del blog de alexdevrep donde abordaremos estas posibles mejoras.</text:p>
      <text:p text:style-name="P5"/>
      <text:p text:style-name="P5">Y hasta aquí el proyecto de hoy ¿Qué os ha parecido? ¿Lo encontrais útil? Como siempre dejamelo saber en los comentarios asi como si tienes alguna duda recuerda que en mi perfil de github tienes toda la documentación de este proyecto listo para utilizar. Cualquier necesidad puedes dejarme un comentario estaré encantado de leeros.</text:p>
      <text:p text:style-name="P2"/>
      <text:p text:style-name="P2"/>
      <text:p text:style-name="P2"/>
      <text:p text:style-name="P2"><text:soft-page-break/></text:p>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8T17:13:45.327313868</meta:creation-date>
    <meta:editing-duration>PT49M2S</meta:editing-duration>
    <meta:editing-cycles>3</meta:editing-cycles>
    <meta:generator>LibreOffice/7.3.7.2$Linux_X86_64 LibreOffice_project/30$Build-2</meta:generator>
    <dc:date>2024-03-19T10:41:42.696258700</dc:date>
    <meta:document-statistic meta:table-count="0" meta:image-count="0" meta:object-count="0" meta:page-count="3" meta:paragraph-count="39" meta:word-count="783" meta:character-count="4506" meta:non-whitespace-character-count="3768"/>
  </office:meta>
</office:document-meta>
</file>